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helvetica, sans-serif"/>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text-align="center" style:justify-single-word="false"/>
      <style:text-properties style:text-underline-style="solid" style:text-underline-width="auto" style:text-underline-color="font-color"/>
    </style:style>
    <style:style style:name="P2" style:family="paragraph" style:parent-style-name="Heading_20_4">
      <style:text-properties officeooo:paragraph-rsid="001f0cf5"/>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rsid="001f0cf5" officeooo:paragraph-rsid="001f0cf5"/>
    </style:style>
    <style:style style:name="P5" style:family="paragraph" style:parent-style-name="Standard">
      <style:paragraph-properties fo:text-align="start" style:justify-single-word="false"/>
      <style:text-properties officeooo:rsid="001f0cf5" officeooo:paragraph-rsid="001f0cf5"/>
    </style:style>
    <style:style style:name="P6" style:family="paragraph" style:parent-style-name="Table_20_Contents">
      <style:text-properties officeooo:rsid="001f0cf5" officeooo:paragraph-rsid="001f0cf5"/>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loext:opacity="100%" style:font-name="Calibri" fo:letter-spacing="normal" fo:font-style="normal" fo:font-weight="normal"/>
    </style:style>
    <style:style style:name="P8" style:family="paragraph" style:parent-style-name="Text_20_body">
      <style:paragraph-properties fo:text-align="start" style:justify-single-word="false"/>
      <style:text-properties fo:font-variant="normal" fo:text-transform="none" fo:color="#000000" loext:opacity="100%" style:font-name="Calibri" fo:letter-spacing="normal" fo:font-style="normal" fo:font-weight="normal" officeooo:rsid="001f0cf5" officeooo:paragraph-rsid="001f0cf5"/>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style>
    <style:style style:name="P10" style:family="paragraph" style:parent-style-name="Text_20_body">
      <style:text-properties officeooo:rsid="001f0cf5" officeooo:paragraph-rsid="001f0cf5"/>
    </style:style>
    <style:style style:name="P11" style:family="paragraph" style:parent-style-name="Text_20_body" style:list-style-name="L2">
      <style:text-properties officeooo:rsid="001f0cf5" officeooo:paragraph-rsid="001f0cf5"/>
    </style:style>
    <style:style style:name="P12" style:family="paragraph" style:parent-style-name="Text_20_body">
      <style:paragraph-properties fo:text-align="start" style:justify-single-word="false"/>
      <style:text-properties officeooo:rsid="001f0cf5" officeooo:paragraph-rsid="001f0cf5"/>
    </style:style>
    <style:style style:name="P13" style:family="paragraph" style:parent-style-name="Text_20_body">
      <style:text-properties officeooo:paragraph-rsid="001f0cf5"/>
    </style:style>
    <style:style style:name="P14" style:family="paragraph" style:parent-style-name="Text_20_body" style:list-style-name="L2">
      <style:text-properties officeooo:paragraph-rsid="001f0cf5"/>
    </style:style>
    <style:style style:name="T1" style:family="text">
      <style:text-properties officeooo:rsid="001f0cf5"/>
    </style:style>
    <style:style style:name="T2" style:family="text">
      <style:text-properties style:text-underline-style="solid" style:text-underline-width="auto" style:text-underline-color="font-color"/>
    </style:style>
    <style:style style:name="T3" style:family="text">
      <style:text-properties style:text-position="super 58%" officeooo:rsid="001f0cf5"/>
    </style:style>
    <style:style style:name="T4" style:family="text">
      <style:text-properties fo:font-style="italic"/>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ATA608 Knowledge and Visual Analytics (001)</text:p>
      <text:p text:style-name="P5">Daniel Craig</text:p>
      <text:p text:style-name="P5">9/10/23</text:p>
      <text:p text:style-name="P5"/>
      <text:p text:style-name="P3"/>
      <text:h text:style-name="P1" text:outline-level="1">Executive Summary</text:h>
      <text:p text:style-name="P4"/>
      <text:p text:style-name="P4"/>
      <text:h text:style-name="Heading_20_2" text:outline-level="2"><text:span text:style-name="T2">Topic:</text:span> Infrastructure Investment &amp; Jobs Act (IIJA)<text:span text:style-name="T1"> Allocation</text:span></text:h>
      <text:p text:style-name="P5"/>
      <text:p text:style-name="P5"/>
      <text:p text:style-name="Text_20_body">Target Questions:</text:p>
      <text:p text:style-name="Text_20_body">1. <text:s/>Is the allocation equitable based on the population of each of the States and Territories, or is bias apparent?</text:p>
      <text:p text:style-name="Text_20_body">2. Does the allocation favor the political interests of the Biden administra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4" text:outline-level="4"><text:soft-page-break/>Context:</text:h>
      <text:p text:style-name="P13"><text:tab/><text:span text:style-name="T1">The Infrastructure Investment &amp; Jobs Act (IIJA) was signed into law by President Biden on November 15</text:span><text:span text:style-name="T3">th</text:span><text:span text:style-name="T1">, 2021. This law encompasses the continuation of past infrastructure focused programs, as well as consolidates recently approved programs under one act. IIJA also expands on these past laws to further improve infrastructure in several areas (NCSL 2022). The official document can be viewed here: </text:span><text:a xlink:type="simple" xlink:href="https://www.congress.gov/bill/117th-congress/house-bill/3684" text:style-name="Internet_20_link" text:visited-style-name="Visited_20_Internet_20_Link"><text:span text:style-name="T1">H.R.3684: Infrastructure Investment and Jobs Act | Congress.gov</text:span></text:a> </text:p>
      <text:p text:style-name="P10">List of previous acts/laws consolidated under IIJA:</text:p>
      <text:list text:style-name="L2">
        <text:list-item>
          <text:p text:style-name="P14"><text:span text:style-name="T1">Fixing America’s Surface Transportation Act (FAST) – focused on funding US Department of Transportation for highway, vehicle safety, public transportation rail, research and more between the years of 2016 and 2020 (FHWA 2023)</text:span></text:p>
        </text:list-item>
        <text:list-item>
          <text:p text:style-name="P14"><text:span text:style-name="T1">Surface Transportation Re-Authorization Act (STRA) – focused on improving and building roads, highways, and bridges (EPW2021)</text:span></text:p>
        </text:list-item>
        <text:list-item>
          <text:p text:style-name="P11">INVEST in America Act – Original name of IIJA before inclusions for broadband access, clean water, and electric grid renewal in addition to the original focus of transportation (NCSL 2022)</text:p>
        </text:list-item>
      </text:list>
      <text:h text:style-name="P2" text:outline-level="4" text:is-list-header="true">Monetary/<text:span text:style-name="T1">Infrastructure </text:span>Breakdown:</text:h>
      <text:p text:style-name="P10">Total: $1.2 Trillion</text:p>
      <text:p text:style-name="P13"><text:span text:style-name="T1">Summarized Breakdown of some larger items below. For full breakdown please reference: </text:span><text:a xlink:type="simple" xlink:href="https://gfoaorg.cdn.prismic.io/gfoaorg/0727aa5a-308f-4ef0-addf-140fd43acfb5_BUILDING-A-BETTER-AMERICA-V2.pdf" text:style-name="Internet_20_link" text:visited-style-name="Visited_20_Internet_20_Link"><text:span text:style-name="T1">IIJA Guidebook from Whitehouse</text:span></text:a> <text:s/></text:p>
      <table:table table:name="Table1" table:style-name="Table1">
        <table:table-column table:style-name="Table1.A" table:number-columns-repeated="2"/>
        <table:table-row>
          <table:table-cell table:style-name="Table1.A1" office:value-type="string">
            <text:p text:style-name="P6">Bridges, Roads:</text:p>
          </table:table-cell>
          <table:table-cell table:style-name="Table1.B1" office:value-type="string">
            <text:p text:style-name="P6">$60.5 Billion</text:p>
          </table:table-cell>
        </table:table-row>
        <table:table-row>
          <table:table-cell table:style-name="Table1.A2" office:value-type="string">
            <text:p text:style-name="P6">State Formula Programs:</text:p>
          </table:table-cell>
          <table:table-cell table:style-name="Table1.B2" office:value-type="string">
            <text:p text:style-name="P6">$26 Billion</text:p>
          </table:table-cell>
        </table:table-row>
        <table:table-row>
          <table:table-cell table:style-name="Table1.A2" office:value-type="string">
            <text:p text:style-name="P6">Public Transit:</text:p>
          </table:table-cell>
          <table:table-cell table:style-name="Table1.B2" office:value-type="string">
            <text:p text:style-name="P6">$91 Billion</text:p>
          </table:table-cell>
        </table:table-row>
        <table:table-row>
          <table:table-cell table:style-name="Table1.A2" office:value-type="string">
            <text:p text:style-name="P6">Rail:</text:p>
          </table:table-cell>
          <table:table-cell table:style-name="Table1.B2" office:value-type="string">
            <text:p text:style-name="P6">$66 Billion</text:p>
          </table:table-cell>
        </table:table-row>
        <table:table-row>
          <table:table-cell table:style-name="Table1.A2" office:value-type="string">
            <text:p text:style-name="P6">Airports:</text:p>
          </table:table-cell>
          <table:table-cell table:style-name="Table1.B2" office:value-type="string">
            <text:p text:style-name="P6">$25 Billion</text:p>
          </table:table-cell>
        </table:table-row>
        <table:table-row>
          <table:table-cell table:style-name="Table1.A2" office:value-type="string">
            <text:p text:style-name="P6">Inland Waterways &amp; Ports:</text:p>
          </table:table-cell>
          <table:table-cell table:style-name="Table1.B2" office:value-type="string">
            <text:p text:style-name="P6">$14.5 Billion</text:p>
          </table:table-cell>
        </table:table-row>
        <table:table-row>
          <table:table-cell table:style-name="Table1.A2" office:value-type="string">
            <text:p text:style-name="P6">Broadband Access and Affordability:</text:p>
          </table:table-cell>
          <table:table-cell table:style-name="Table1.B2" office:value-type="string">
            <text:p text:style-name="P6">$57.7 Billion</text:p>
          </table:table-cell>
        </table:table-row>
        <table:table-row>
          <table:table-cell table:style-name="Table1.A2" office:value-type="string">
            <text:p text:style-name="P6">Water/Sewage:</text:p>
          </table:table-cell>
          <table:table-cell table:style-name="Table1.B2" office:value-type="string">
            <text:p text:style-name="P6">$48.7 Billion</text:p>
          </table:table-cell>
        </table:table-row>
        <table:table-row>
          <table:table-cell table:style-name="Table1.A2" office:value-type="string">
            <text:p text:style-name="P6">Env. Remediation/Contaminants/Geo. Programs:</text:p>
          </table:table-cell>
          <table:table-cell table:style-name="Table1.B2" office:value-type="string">
            <text:p text:style-name="P6">$32.7 Billion</text:p>
          </table:table-cell>
        </table:table-row>
        <table:table-row>
          <table:table-cell table:style-name="Table1.A2" office:value-type="string">
            <text:p text:style-name="P6">Energy(Grid, Carbon, Hydrogen, Nuclear):</text:p>
          </table:table-cell>
          <table:table-cell table:style-name="Table1.B2" office:value-type="string">
            <text:p text:style-name="P6">$35.5 Billion</text:p>
          </table:table-cell>
        </table:table-row>
        <table:table-row>
          <table:table-cell table:style-name="Table1.A2" office:value-type="string">
            <text:p text:style-name="P6">Disaster Mitigation</text:p>
          </table:table-cell>
          <table:table-cell table:style-name="Table1.B2" office:value-type="string">
            <text:p text:style-name="P6">$5 Billion</text:p>
          </table:table-cell>
        </table:table-row>
        <table:table-row>
          <table:table-cell table:style-name="Table1.A2" office:value-type="string">
            <text:p text:style-name="P6">Cybersecurity:</text:p>
          </table:table-cell>
          <table:table-cell table:style-name="Table1.B2" office:value-type="string">
            <text:p text:style-name="P6">$1 Billion</text:p>
          </table:table-cell>
        </table:table-row>
      </table:table>
      <text:p text:style-name="P10"><text:tab/><text:tab/><text:tab/><text:tab/><text:tab/><text:tab/><text:tab/><text:tab/><text:tab/><text:tab/>(The Infrastructure 2021)</text:p>
      <text:p text:style-name="P10"/>
      <text:h text:style-name="Heading_20_4" text:outline-level="4"><text:soft-page-break/>Target Questions:</text:h>
      <text:p text:style-name="P13">1. <text:s/>Is the allocation equitable based on the population of each of the States and Territories, or is bias apparent?</text:p>
      <text:p text:style-name="P13"/>
      <text:p text:style-name="P13"/>
      <text:p text:style-name="P13"/>
      <text:p text:style-name="P13"/>
      <text:p text:style-name="P13">2. Does the allocation favor the political interests of the Biden administra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4" text:outline-level="4">References &amp; Code Appendix:</text:h>
      <text:p text:style-name="P10"/>
      <text:p text:style-name="P12"><text:soft-page-break/>NCSL. (2022). <text:span text:style-name="T4">Resource Infrastructure Investment and jobs act: Implementation and key resources</text:span>. National Conference of State Legislatures. https://www.ncsl.org/state-federal/infrastructure-investment-and-jobs-act-implementation-and-key-resources </text:p>
      <text:p text:style-name="P5"/>
      <text:p text:style-name="P8"><text:span text:style-name="T4">Fixing America’s Surface Transportation Act (FAST Act) - FHWA Operations</text:span>. (2023). Ops.fhwa.dot.gov. https://ops.fhwa.dot.gov/fastact/</text:p>
      <text:p text:style-name="P9">‌</text:p>
      <text:p text:style-name="P7"><text:span text:style-name="T4">EPW Committee Advances Surface Transportation Bill With Unanimous Support</text:span>. (<text:span text:style-name="T1">2021</text:span>). U.S. Senate Committee on Environment and Public Works. Retrieved September 9, 2023, from <text:a xlink:type="simple" xlink:href="https://www.epw.senate.gov/public/index.cfm/2021/5/carper-and-capito-applaud-committee-passage-of-bipartisan-surface-transportation-bill" text:style-name="Internet_20_link" text:visited-style-name="Visited_20_Internet_20_Link">https://www.epw.senate.gov/public/index.cfm/2021/5/carper-and-capito-applaud-committee-passage-of-bipartisan-surface-transportation-bill</text:a></text:p>
      <text:p text:style-name="P7"/>
      <text:p text:style-name="P7"><text:span text:style-name="T4">The Infrastructure Investment and Jobs Act: An Explainer for States</text:span>. (2021). https://documents.ncsl.org/wwwncsl/State-Federal/NCSL_Infrastructure_Briefing_Nov22-Final.pdf</text:p>
      <text:p text:style-name="P9">‌</text:p>
      <text:p text:style-name="P7"/>
      <text:p text:style-name="P9">‌</text:p>
      <text:p text:style-name="P9"/>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3:21:11.453000000</meta:creation-date>
    <dc:date>2023-09-09T15:34:38.456000000</dc:date>
    <meta:editing-duration>PT2H13M27S</meta:editing-duration>
    <meta:editing-cycles>1</meta:editing-cycles>
    <meta:document-statistic meta:table-count="1" meta:image-count="0" meta:object-count="0" meta:page-count="4" meta:paragraph-count="53" meta:word-count="393" meta:character-count="3125" meta:non-whitespace-character-count="2768"/>
    <meta:generator>LibreOffice/7.5.2.2$Windows_X86_64 LibreOffice_project/53bb9681a964705cf672590721dbc85eb4d0c3a2</meta:generator>
  </office:meta>
</office:document-meta>
</file>